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>
      <style:text-properties style:font-name="Arial"/>
    </style:style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5"/>
    <style:style style:name="P12" style:family="paragraph" style:parent-style-name="Text_20_body" style:list-style-name="L16"/>
    <style:style style:name="P13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📍 Cloud &amp; DevOps Roadmap</text:p>
      <text:p text:style-name="P2"/>
      <text:p text:style-name="P2"/>
      <text:p text:style-name="P2"/>
      <text:p text:style-name="P2"/>
      <text:h text:style-name="P1" text:outline-level="3">✅ <text:span text:style-name="Strong_20_Emphasis">1️⃣ RDS &amp; DynamoDB</text:span></text:h>
      <text:p text:style-name="Text_20_body"><text:span text:style-name="Strong_20_Emphasis">Goal:</text:span> Learn about relational (RDS) and NoSQL (DynamoDB) managed databases.</text:p>
      <text:list xml:id="list3340998486" text:style-name="L1">
        <text:list-item>
          <text:p text:style-name="P4"><text:span text:style-name="Strong_20_Emphasis">Amazon RDS:</text:span></text:p>
          <text:list>
            <text:list-item>
              <text:p text:style-name="P4"><text:a xlink:type="simple" xlink:href="https://docs.aws.amazon.com/AmazonRDS/latest/UserGuide/Welcome.html" office:target-frame-name="_new" xlink:show="replace" text:style-name="Internet_20_link" text:visited-style-name="Visited_20_Internet_20_Link">What is Amazon RDS?</text:a></text:p>
            </text:list-item>
            <text:list-item>
              <text:p text:style-name="P4"><text:a xlink:type="simple" xlink:href="https://docs.aws.amazon.com/AmazonRDS/latest/UserGuide/USER_CreateDBInstance.html" office:target-frame-name="_new" xlink:show="replace" text:style-name="Internet_20_link" text:visited-style-name="Visited_20_Internet_20_Link">Creating a DB instance</text:a></text:p>
            </text:list-item>
          </text:list>
        </text:list-item>
        <text:list-item>
          <text:p text:style-name="P4"><text:span text:style-name="Strong_20_Emphasis">Amazon DynamoDB:</text:span></text:p>
          <text:list>
            <text:list-item>
              <text:p text:style-name="P4"><text:a xlink:type="simple" xlink:href="https://docs.aws.amazon.com/amazondynamodb/latest/developerguide/Introduction.html" office:target-frame-name="_new" xlink:show="replace" text:style-name="Internet_20_link" text:visited-style-name="Visited_20_Internet_20_Link">What is DynamoDB?</text:a></text:p>
            </text:list-item>
            <text:list-item>
              <text:p text:style-name="P4"><text:a xlink:type="simple" xlink:href="https://docs.aws.amazon.com/amazondynamodb/latest/developerguide/GettingStarted.html" office:target-frame-name="_new" xlink:show="replace" text:style-name="Internet_20_link" text:visited-style-name="Visited_20_Internet_20_Link">Getting started with DynamoDB</text:a></text:p>
            </text:list-item>
          </text:list>
        </text:list-item>
      </text:list>
      <text:p text:style-name="P2"/>
      <text:h text:style-name="P1" text:outline-level="3">✅ <text:span text:style-name="Strong_20_Emphasis">2️⃣ NGINX, API Gateway &amp; SES</text:span></text:h>
      <text:p text:style-name="Text_20_body"><text:span text:style-name="Strong_20_Emphasis">Goal:</text:span> Understand web serving, reverse proxy, API management, and sending emails.</text:p>
      <text:list xml:id="list2088435901" text:style-name="L10">
        <text:list-item>
          <text:p text:style-name="P5"><text:span text:style-name="Strong_20_Emphasis">NGINX:</text:span></text:p>
          <text:list>
            <text:list-item>
              <text:p text:style-name="P5">Official NGINX Docs</text:p>
            </text:list-item>
            <text:list-item>
              <text:p text:style-name="P5">Beginner’s Guide</text:p>
            </text:list-item>
          </text:list>
        </text:list-item>
        <text:list-item>
          <text:p text:style-name="P5"><text:span text:style-name="Strong_20_Emphasis">Amazon API Gateway:</text:span></text:p>
          <text:list>
            <text:list-item>
              <text:p text:style-name="P5"><text:a xlink:type="simple" xlink:href="https://docs.aws.amazon.com/apigateway/latest/developerguide/welcome.html" office:target-frame-name="_new" xlink:show="replace" text:style-name="Internet_20_link" text:visited-style-name="Visited_20_Internet_20_Link">What is API Gateway?</text:a></text:p>
            </text:list-item>
            <text:list-item>
              <text:p text:style-name="P5"><text:a xlink:type="simple" xlink:href="https://docs.aws.amazon.com/apigateway/latest/developerguide/apigateway-getting-started-with-rest-apis.html" office:target-frame-name="_new" xlink:show="replace" text:style-name="Internet_20_link" text:visited-style-name="Visited_20_Internet_20_Link">Getting started with API Gateway</text:a></text:p>
            </text:list-item>
          </text:list>
        </text:list-item>
        <text:list-item>
          <text:p text:style-name="P5"><text:span text:style-name="Strong_20_Emphasis">Amazon SES (Simple Email Service):</text:span></text:p>
          <text:list>
            <text:list-item>
              <text:p text:style-name="P5"><text:a xlink:type="simple" xlink:href="https://docs.aws.amazon.com/ses/latest/dg/Welcome.html" office:target-frame-name="_new" xlink:show="replace" text:style-name="Internet_20_link" text:visited-style-name="Visited_20_Internet_20_Link">What is Amazon SES?</text:a></text:p>
            </text:list-item>
            <text:list-item>
              <text:p text:style-name="P5"><text:a xlink:type="simple" xlink:href="https://docs.aws.amazon.com/ses/latest/dg/getting-started.html" office:target-frame-name="_new" xlink:show="replace" text:style-name="Internet_20_link" text:visited-style-name="Visited_20_Internet_20_Link">Getting started with Amazon SES</text:a></text:p>
            </text:list-item>
          </text:list>
        </text:list-item>
      </text:list>
      <text:p text:style-name="P2"/>
      <text:h text:style-name="P1" text:outline-level="3">✅ <text:span text:style-name="Strong_20_Emphasis">3️⃣ Docker</text:span></text:h>
      <text:p text:style-name="Text_20_body"><text:span text:style-name="Strong_20_Emphasis">Goal:</text:span> Learn how to containerize applications for consistent deployment.</text:p>
      <text:list xml:id="list1341643704" text:style-name="L11">
        <text:list-item>
          <text:p text:style-name="P6"><text:span text:style-name="Strong_20_Emphasis">Docker:</text:span></text:p>
          <text:list>
            <text:list-item>
              <text:p text:style-name="P6">Get Started with Docker</text:p>
            </text:list-item>
            <text:list-item>
              <text:p text:style-name="P6">Docker Docs</text:p>
            </text:list-item>
          </text:list>
        </text:list-item>
      </text:list>
      <text:p text:style-name="P7"/>
      <text:p text:style-name="P7"/>
      <text:h text:style-name="P1" text:outline-level="3"><text:soft-page-break/>✅ <text:span text:style-name="Strong_20_Emphasis">4️⃣ CloudWatch &amp; CloudFront</text:span></text:h>
      <text:p text:style-name="Text_20_body"><text:span text:style-name="Strong_20_Emphasis">Goal:</text:span> Monitor and log AWS resources and deliver content securely worldwide.</text:p>
      <text:list xml:id="list2838399641" text:style-name="L12">
        <text:list-item>
          <text:p text:style-name="P8"><text:span text:style-name="Strong_20_Emphasis">Amazon CloudWatch:</text:span></text:p>
          <text:list>
            <text:list-item>
              <text:p text:style-name="P8"><text:a xlink:type="simple" xlink:href="https://docs.aws.amazon.com/AmazonCloudWatch/latest/monitoring/WhatIsCloudWatch.html" office:target-frame-name="_new" xlink:show="replace" text:style-name="Internet_20_link" text:visited-style-name="Visited_20_Internet_20_Link">What is Amazon CloudWatch?</text:a></text:p>
            </text:list-item>
            <text:list-item>
              <text:p text:style-name="P8"><text:a xlink:type="simple" xlink:href="https://docs.aws.amazon.com/AmazonCloudWatch/latest/monitoring/GettingStarted.html" office:target-frame-name="_new" xlink:show="replace" text:style-name="Internet_20_link" text:visited-style-name="Visited_20_Internet_20_Link">Getting started with CloudWatch</text:a></text:p>
            </text:list-item>
          </text:list>
        </text:list-item>
        <text:list-item>
          <text:p text:style-name="P8"><text:span text:style-name="Strong_20_Emphasis">Amazon CloudFront:</text:span></text:p>
          <text:list>
            <text:list-item>
              <text:p text:style-name="P8"><text:a xlink:type="simple" xlink:href="https://docs.aws.amazon.com/AmazonCloudFront/latest/DeveloperGuide/Introduction.html" office:target-frame-name="_new" xlink:show="replace" text:style-name="Internet_20_link" text:visited-style-name="Visited_20_Internet_20_Link">What is Amazon CloudFront?</text:a></text:p>
            </text:list-item>
            <text:list-item>
              <text:p text:style-name="P8"><text:a xlink:type="simple" xlink:href="https://docs.aws.amazon.com/AmazonCloudFront/latest/DeveloperGuide/GettingStarted.html" office:target-frame-name="_new" xlink:show="replace" text:style-name="Internet_20_link" text:visited-style-name="Visited_20_Internet_20_Link">Getting started with CloudFront</text:a></text:p>
            </text:list-item>
          </text:list>
        </text:list-item>
      </text:list>
      <text:p text:style-name="P7"/>
      <text:p text:style-name="P7"/>
      <text:h text:style-name="P1" text:outline-level="3">✅ <text:span text:style-name="Strong_20_Emphasis">5️⃣ Cognito &amp; IAM</text:span></text:h>
      <text:p text:style-name="Text_20_body"><text:span text:style-name="Strong_20_Emphasis">Goal:</text:span> Secure your application with authentication and fine-grained access control.</text:p>
      <text:list xml:id="list2858933550" text:style-name="L13">
        <text:list-item>
          <text:p text:style-name="P9"><text:span text:style-name="Strong_20_Emphasis">Amazon Cognito:</text:span></text:p>
          <text:list>
            <text:list-item>
              <text:p text:style-name="P9"><text:a xlink:type="simple" xlink:href="https://docs.aws.amazon.com/cognito/latest/developerguide/what-is-amazon-cognito.html" office:target-frame-name="_new" xlink:show="replace" text:style-name="Internet_20_link" text:visited-style-name="Visited_20_Internet_20_Link">What is Amazon Cognito?</text:a></text:p>
            </text:list-item>
            <text:list-item>
              <text:p text:style-name="P9"><text:a xlink:type="simple" xlink:href="https://docs.aws.amazon.com/cognito/latest/developerguide/tutorials.html" office:target-frame-name="_new" xlink:show="replace" text:style-name="Internet_20_link" text:visited-style-name="Visited_20_Internet_20_Link">Getting started with Cognito</text:a></text:p>
            </text:list-item>
          </text:list>
        </text:list-item>
        <text:list-item>
          <text:p text:style-name="P9"><text:span text:style-name="Strong_20_Emphasis">AWS IAM:</text:span></text:p>
          <text:list>
            <text:list-item>
              <text:p text:style-name="P9"><text:a xlink:type="simple" xlink:href="https://docs.aws.amazon.com/IAM/latest/UserGuide/introduction.html" office:target-frame-name="_new" xlink:show="replace" text:style-name="Internet_20_link" text:visited-style-name="Visited_20_Internet_20_Link">What is IAM?</text:a></text:p>
            </text:list-item>
            <text:list-item>
              <text:p text:style-name="P9"><text:a xlink:type="simple" xlink:href="https://docs.aws.amazon.com/IAM/latest/UserGuide/getting-started.html" office:target-frame-name="_new" xlink:show="replace" text:style-name="Internet_20_link" text:visited-style-name="Visited_20_Internet_20_Link">Getting started with IAM</text:a></text:p>
            </text:list-item>
          </text:list>
        </text:list-item>
      </text:list>
      <text:p text:style-name="Text_20_body"/>
      <text:p text:style-name="Text_20_body"/>
      <text:h text:style-name="Heading_20_3" text:outline-level="3">✅ <text:span text:style-name="Strong_20_Emphasis">6️⃣ S3 &amp; EC2</text:span></text:h>
      <text:p text:style-name="Text_20_body"><text:span text:style-name="Strong_20_Emphasis">Goal:</text:span> Master AWS core services for storage and computing.</text:p>
      <text:list xml:id="list3126794162" text:style-name="L14">
        <text:list-item>
          <text:p text:style-name="P10"><text:span text:style-name="Strong_20_Emphasis">Amazon S3:</text:span></text:p>
          <text:list>
            <text:list-item>
              <text:p text:style-name="P10"><text:a xlink:type="simple" xlink:href="https://docs.aws.amazon.com/AmazonS3/latest/userguide/Welcome.html" office:target-frame-name="_new" xlink:show="replace" text:style-name="Internet_20_link" text:visited-style-name="Visited_20_Internet_20_Link">What is Amazon S3?</text:a></text:p>
            </text:list-item>
            <text:list-item>
              <text:p text:style-name="P10"><text:a xlink:type="simple" xlink:href="https://docs.aws.amazon.com/AmazonS3/latest/userguide/GetStartedWithS3.html" office:target-frame-name="_new" xlink:show="replace" text:style-name="Internet_20_link" text:visited-style-name="Visited_20_Internet_20_Link">Getting started with S3</text:a></text:p>
            </text:list-item>
          </text:list>
        </text:list-item>
        <text:list-item>
          <text:p text:style-name="P10"><text:span text:style-name="Strong_20_Emphasis">Amazon EC2:</text:span></text:p>
          <text:list>
            <text:list-item>
              <text:p text:style-name="P10"><text:a xlink:type="simple" xlink:href="https://docs.aws.amazon.com/AWSEC2/latest/UserGuide/concepts.html" office:target-frame-name="_new" xlink:show="replace" text:style-name="Internet_20_link" text:visited-style-name="Visited_20_Internet_20_Link">What is Amazon EC2?</text:a></text:p>
            </text:list-item>
            <text:list-item>
              <text:p text:style-name="P10"><text:a xlink:type="simple" xlink:href="https://docs.aws.amazon.com/AWSEC2/latest/UserGuide/EC2_GetStarted.html" office:target-frame-name="_new" xlink:show="replace" text:style-name="Internet_20_link" text:visited-style-name="Visited_20_Internet_20_Link">Getting started with EC2</text:a>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3" text:outline-level="3"><text:soft-page-break/>✅ <text:span text:style-name="Strong_20_Emphasis">7️⃣ Lambda</text:span></text:h>
      <text:p text:style-name="Text_20_body"><text:span text:style-name="Strong_20_Emphasis">Goal:</text:span> Dive into serverless computing for event-driven applications.</text:p>
      <text:list xml:id="list1503718236" text:style-name="L15">
        <text:list-item>
          <text:p text:style-name="P11"><text:span text:style-name="Strong_20_Emphasis">AWS Lambda:</text:span></text:p>
          <text:list>
            <text:list-item>
              <text:p text:style-name="P11"><text:a xlink:type="simple" xlink:href="https://docs.aws.amazon.com/lambda/latest/dg/welcome.html" office:target-frame-name="_new" xlink:show="replace" text:style-name="Internet_20_link" text:visited-style-name="Visited_20_Internet_20_Link">What is AWS Lambda?</text:a></text:p>
            </text:list-item>
            <text:list-item>
              <text:p text:style-name="P11"><text:a xlink:type="simple" xlink:href="https://docs.aws.amazon.com/lambda/latest/dg/getting-started.html" office:target-frame-name="_new" xlink:show="replace" text:style-name="Internet_20_link" text:visited-style-name="Visited_20_Internet_20_Link">Getting started with Lambda</text:a></text:p>
            </text:list-item>
          </text:list>
        </text:list-item>
      </text:list>
      <text:p text:style-name="Text_20_body"/>
      <text:p text:style-name="Text_20_body"/>
      <text:h text:style-name="Heading_20_3" text:outline-level="3">✅ <text:span text:style-name="Strong_20_Emphasis">8️⃣ Final Project &amp; Assessment</text:span></text:h>
      <text:p text:style-name="Text_20_body"><text:span text:style-name="Strong_20_Emphasis">Goal:</text:span> Apply all the learned services in a small real-world project and test your skills.</text:p>
      <text:list xml:id="list2036365790" text:style-name="L16">
        <text:list-item>
          <text:p text:style-name="P12">✅ <text:span text:style-name="Strong_20_Emphasis">Project idea:</text:span></text:p>
          <text:list>
            <text:list-item>
              <text:p text:style-name="P12">Build a simple serverless REST API (API Gateway + Lambda) that stores data in DynamoDB or RDS.</text:p>
            </text:list-item>
            <text:list-item>
              <text:p text:style-name="P12">Secure it with Cognito.</text:p>
            </text:list-item>
            <text:list-item>
              <text:p text:style-name="P12">Serve a static website from S3 + CloudFront.</text:p>
            </text:list-item>
            <text:list-item>
              <text:p text:style-name="P12">Monitor with CloudWatch.</text:p>
            </text:list-item>
            <text:list-item>
              <text:p text:style-name="P12">Send emails using SES.</text:p>
            </text:list-item>
            <text:list-item>
              <text:p text:style-name="P12">Deploy with Docker on EC2.</text:p>
            </text:list-item>
            <text:list-item>
              <text:p text:style-name="P12">Use IAM to manage permissions.</text:p>
            </text:list-item>
          </text:list>
        </text:list-item>
        <text:list-item>
          <text:p text:style-name="P12">📌 <text:span text:style-name="Strong_20_Emphasis">Review &amp; test:</text:span></text:p>
          <text:list>
            <text:list-item>
              <text:p text:style-name="P12">Try creating IAM policies.</text:p>
            </text:list-item>
            <text:list-item>
              <text:p text:style-name="P12">Check logs in CloudWatch.</text:p>
            </text:list-item>
            <text:list-item>
              <text:p text:style-name="P12">Test API endpoints.</text:p>
            </text:list-item>
            <text:list-item>
              <text:p text:style-name="P12">Simulate sending emails with SES.</text:p>
            </text:list-item>
          </text:list>
        </text:list-item>
      </text:list>
      <text:p text:style-name="Text_20_body"/>
      <text:p text:style-name="Text_20_body"/>
      <text:h text:style-name="Heading_20_2" text:outline-level="2">📌 <text:span text:style-name="Strong_20_Emphasis">Tips</text:span></text:h>
      <text:list xml:id="list1941873359" text:style-name="L17">
        <text:list-item>
          <text:p text:style-name="P13">Use <text:span text:style-name="Strong_20_Emphasis">AWS Free Tier</text:span> for practice.</text:p>
        </text:list-item>
        <text:list-item>
          <text:p text:style-name="P13">Keep official <text:span text:style-name="Strong_20_Emphasis">docs bookmarked</text:span> — they’re always the best source.</text:p>
        </text:list-item>
        <text:list-item>
          <text:p text:style-name="P13">Document what you build step by step.</text:p>
        </text:list-item>
        <text:list-item>
          <text:p text:style-name="P13">Join the <text:a xlink:type="simple" xlink:href="https://aws.amazon.com/getting-started/learning-paths/" office:target-frame-name="_new" xlink:show="replace" text:style-name="Internet_20_link" text:visited-style-name="Visited_20_Internet_20_Link">AWS Documentation Learning Paths</text:a> for extra guidance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9:24:50.911622935</meta:creation-date>
    <dc:date>2025-07-02T09:27:57.786671904</dc:date>
    <meta:editing-duration>PT3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74" meta:word-count="412" meta:character-count="2194" meta:non-whitespace-character-count="1911"/>
  </office:meta>
</office:document-meta>
</file>